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 style:list-style-name="L1">
      <style:graphic-properties draw:stroke="solid" draw:stroke-dash="Dash_20_2" svg:stroke-width="0.05cm" draw:marker-start-width="0.275cm" draw:marker-start-center="false" draw:marker-end-width="0.275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measure" style:list-style-name="L1">
      <style:graphic-properties draw:stroke="solid" draw:stroke-dash="Dash_20_2" svg:stroke-width="0.05cm" svg:stroke-color="#008000" draw:marker-start-width="0.275cm" draw:marker-start-center="false" draw:marker-end-width="0.275cm" draw:marker-end-center="false" svg:stroke-opacity="100%" draw:stroke-linejoin="round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2.086cm" draw:guide-overhang="0.2cm" draw:guide-distance="0.1cm" draw:start-guide="0cm" draw:end-guide="0cm" draw:measure-align="automatic" draw:measure-vertical-align="automatic" draw:unit="automatic" draw:show-unit="true" draw:placing="below" draw:parallel="false" draw:decimal-places="2"/>
    </style:style>
    <style:style style:name="gr3" style:family="graphic" style:parent-style-name="measure" style:list-style-name="L1">
      <style:graphic-properties draw:stroke="solid" draw:stroke-dash="Dash_20_2" svg:stroke-width="0.05cm" svg:stroke-color="#008000" draw:marker-start-width="0.275cm" draw:marker-start-center="false" draw:marker-end-width="0.275cm" draw:marker-end-center="false" svg:stroke-opacity="100%" draw:stroke-linejoin="round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2.086cm" draw:guide-overhang="0.2cm" draw:guide-distance="0.1cm" draw:start-guide="0cm" draw:end-guide="0cm" draw:measure-align="automatic" draw:measure-vertical-align="automatic" draw:unit="automatic" draw:show-unit="true" draw:placing="below" draw:parallel="false" draw:decimal-places="2"/>
    </style:style>
    <style:style style:name="gr4" style:family="graphic" style:parent-style-name="standard" style:list-style-name="L1">
      <style:graphic-properties draw:stroke="solid" draw:stroke-dash="Dash_20_2" svg:stroke-width="0.05cm" draw:marker-start-width="0.275cm" draw:marker-start-center="false" draw:marker-end-width="0.275cm" draw:marker-end-center="false" svg:stroke-opacity="100%" draw:stroke-linejoin="round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2" svg:stroke-width="0.05cm" draw:marker-start-width="0.275cm" draw:marker-start-center="false" draw:marker-end-width="0.275cm" draw:marker-end-center="false" svg:stroke-opacity="100%" draw:stroke-linejoin="round" draw:fill="solid" draw:fill-color="#c0c0c0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svg:stroke-width="0.05cm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opacity="50%" draw:textarea-vertical-align="middle" fo:padding-top="0.15cm" fo:padding-bottom="0.15cm" fo:padding-left="0.275cm" fo:padding-right="0.275cm" draw:shadow-opacity="50%"/>
    </style:style>
    <style:style style:name="gr8" style:family="graphic" style:parent-style-name="standard">
      <style:graphic-properties svg:stroke-width="0.05cm" draw:marker-start-width="0.275cm" draw:marker-end-width="0.275cm" draw:fill-color="#000000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9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7.462cm" draw:placing="above"/>
    </style:style>
    <style:style style:name="gr10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3.004cm" draw:placing="above"/>
    </style:style>
    <style:style style:name="gr1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3.048cm" draw:placing="above"/>
    </style:style>
    <style:style style:name="gr14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1.779cm" draw:placing="above"/>
    </style:style>
    <style:style style:name="gr15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3.111cm" draw:placing="below"/>
    </style:style>
    <style:style style:name="gr16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3.048cm" draw:placing="above"/>
    </style:style>
    <style:style style:name="gr17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7.462cm" draw:start-guide="-0.028cm" draw:placing="above"/>
    </style:style>
    <style:style style:name="gr18" style:family="graphic" style:parent-style-name="standard">
      <style:graphic-properties svg:stroke-width="0.05cm" draw:marker-start-width="0.275cm" draw:marker-end-width="0.275cm" draw:fill="hatch" draw:fill-hatch-name="Black_20_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275cm" draw:marker-end-width="0.275cm" draw:fill="hatch" draw:fill-hatch-name="Hatching_20_-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objectwithoutfill" style:list-style-name="L1">
      <style:graphic-properties draw:stroke="solid" draw:stroke-dash="Dash_20_2" svg:stroke-width="0.05cm" draw:marker-start-width="0.275cm" draw:marker-start-center="false" draw:marker-end-width="0.275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measure" style:list-style-name="L1">
      <style:graphic-properties draw:stroke="solid" draw:stroke-dash="Dash_20_2" svg:stroke-width="0.05cm" svg:stroke-color="#008000" draw:marker-start-width="0.275cm" draw:marker-start-center="false" draw:marker-end-width="0.275cm" draw:marker-end-center="false" svg:stroke-opacity="100%" draw:stroke-linejoin="round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2.086cm" draw:guide-overhang="0.2cm" draw:guide-distance="0.1cm" draw:start-guide="0cm" draw:end-guide="0cm" draw:measure-align="automatic" draw:measure-vertical-align="automatic" draw:unit="automatic" draw:show-unit="true" draw:placing="below" draw:parallel="false" draw:decimal-places="2"/>
    </style:style>
    <style:style style:name="gr22" style:family="graphic" style:parent-style-name="measure" style:list-style-name="L1">
      <style:graphic-properties draw:stroke="solid" draw:stroke-dash="Dash_20_2" svg:stroke-width="0.05cm" svg:stroke-color="#008000" draw:marker-start-width="0.275cm" draw:marker-start-center="false" draw:marker-end-width="0.275cm" draw:marker-end-center="false" svg:stroke-opacity="100%" draw:stroke-linejoin="round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2.086cm" draw:guide-overhang="0.2cm" draw:guide-distance="0.1cm" draw:start-guide="0cm" draw:end-guide="0cm" draw:measure-align="automatic" draw:measure-vertical-align="automatic" draw:unit="automatic" draw:show-unit="true" draw:placing="below" draw:parallel="false" draw:decimal-places="2"/>
    </style:style>
    <style:style style:name="gr23" style:family="graphic" style:parent-style-name="standard" style:list-style-name="L1">
      <style:graphic-properties draw:stroke="solid" draw:stroke-dash="Dash_20_2" svg:stroke-width="0.05cm" draw:marker-start-width="0.275cm" draw:marker-start-center="false" draw:marker-end-width="0.275cm" draw:marker-end-center="false" svg:stroke-opacity="100%" draw:stroke-linejoin="round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2" svg:stroke-width="0.05cm" draw:marker-start-width="0.275cm" draw:marker-start-center="false" draw:marker-end-width="0.275cm" draw:marker-end-center="false" svg:stroke-opacity="100%" draw:stroke-linejoin="round" draw:fill="solid" draw:fill-color="#c0c0c0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7.462cm" draw:placing="above"/>
    </style:style>
    <style:style style:name="gr26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3.004cm" draw:placing="above"/>
    </style:style>
    <style:style style:name="gr27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3.048cm" draw:placing="above"/>
    </style:style>
    <style:style style:name="gr28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1.779cm" draw:placing="above"/>
    </style:style>
    <style:style style:name="gr29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3.111cm" draw:placing="below"/>
    </style:style>
    <style:style style:name="gr30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3.048cm" draw:placing="above"/>
    </style:style>
    <style:style style:name="gr31" style:family="graphic" style:parent-style-name="measure" style:list-style-name="L1">
      <style:graphic-properties svg:stroke-width="0.05cm" svg:stroke-color="#008000" draw:marker-start-width="0.275cm" draw:marker-end-width="0.275cm" draw:textarea-vertical-align="middle" draw:line-distance="7.462cm" draw:start-guide="-0.028cm" draw:placing="abov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-13.26cm" svg:y1="17.099cm" svg:x2="21.529cm" svg:y2="10.95cm">
              <text:p/>
            </draw:line>
            <draw:g>
              <draw:measure draw:style-name="gr2" draw:text-style-name="P3" draw:layer="layout" svg:x1="18.111cm" svg:y1="11.611cm" svg:x2="-8.473cm" svg:y2="16.31cm">
                <text:p text:style-name="P2"><text:span text:style-name="T1"><text:measure text:kind="gap"/></text:span><text:span text:style-name="T1"><text:measure text:kind="value">27</text:measure></text:span><text:span text:style-name="T1"><text:measure text:kind="unit">cm</text:measure></text:span><text:span text:style-name="T1"><text:measure text:kind="gap"/></text:span></text:p>
              </draw:measure>
              <draw:measure draw:style-name="gr3" draw:text-style-name="P3" draw:layer="layout" svg:x1="-8.473cm" svg:y1="16.31cm" svg:x2="-12.412cm" svg:y2="17.006cm">
                <text:p text:style-name="P2"><text:span text:style-name="T1"><text:measure text:kind="gap"/></text:span><text:span text:style-name="T1"><text:measure text:kind="value">4</text:measure></text:span><text:span text:style-name="T1"><text:measure text:kind="unit">cm</text:measure></text:span><text:span text:style-name="T1"><text:measure text:kind="gap"/></text:span></text:p>
              </draw:measure>
            </draw:g>
          </draw:g>
          <draw:polygon draw:style-name="gr4" draw:text-style-name="P1" draw:layer="layout" svg:width="30.615cm" svg:height="9.607cm" svg:x="-12.468cm" svg:y="11.487cm" svg:viewBox="0 0 30616 9608" draw:points="0,5449 9,9608 30616,9608 30605,0">
            <text:p/>
          </draw:polygon>
          <draw:custom-shape draw:style-name="gr5" draw:text-style-name="P1" draw:layer="layout" svg:width="30.827cm" svg:height="0.5cm" draw:transform="rotate (0.176627320301826) translate (-12.391cm 16.8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4" draw:layer="layout" svg:width="0.535cm" svg:height="15.399cm" svg:x="18.133cm" svg:y="9.633cm">
          <text:p/>
          <draw:enhanced-geometry svg:viewBox="0 0 21600 21600" draw:type="rectangle" draw:enhanced-path="M 0 0 L 21600 0 21600 21600 0 21600 0 0 Z N"/>
        </draw:custom-shape>
        <draw:polygon draw:style-name="gr7" draw:text-style-name="P4" draw:layer="layout" svg:width="3.125cm" svg:height="9.397cm" svg:x="16.146cm" svg:y="2.045cm" svg:viewBox="0 0 3126 9398" draw:points="986,9398 3126,9398 3126,0 0,0">
          <text:p/>
        </draw:polygon>
        <draw:custom-shape draw:style-name="gr6" draw:text-style-name="P4" draw:layer="layout" svg:width="0.5cm" svg:height="7.652cm" svg:x="-12.507cm" svg:y="1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2cm" svg:height="3.2cm" svg:x="-5.547cm" svg:y="16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9" draw:text-style-name="P5" draw:layer="layout" svg:x1="-3.998cm" svg:y1="13.655cm" svg:x2="-12.507cm" svg:y2="13.655cm">
          <text:p text:style-name="P5"><text:span text:style-name="T1"><text:measure text:kind="gap"/></text:span><text:span text:style-name="T1"><text:measure text:kind="value">8.51</text:measure></text:span><text:span text:style-name="T1"><text:measure text:kind="unit">cm</text:measure></text:span><text:span text:style-name="T1"><text:measure text:kind="gap"/></text:span></text:p>
        </draw:measure>
        <draw:measure draw:style-name="gr10" draw:text-style-name="P5" draw:layer="layout" svg:x1="17.865cm" svg:y1="2.03cm" svg:x2="17.865cm" svg:y2="11.427cm">
          <text:p text:style-name="P5"><text:span text:style-name="T1"><text:measure text:kind="gap"/></text:span><text:span text:style-name="T1"><text:measure text:kind="value">9.4</text:measure></text:span><text:span text:style-name="T1"><text:measure text:kind="unit">cm</text:measure></text:span><text:span text:style-name="T1"><text:measure text:kind="gap"/></text:span></text:p>
        </draw:measure>
        <draw:line draw:style-name="gr11" draw:text-style-name="P4" draw:layer="layout" svg:x1="-15.047cm" svg:y1="25.047cm" svg:x2="20.767cm" svg:y2="25.047cm">
          <text:p/>
        </draw:line>
        <draw:frame draw:style-name="gr12" draw:text-style-name="P6" draw:layer="layout" svg:width="17.016cm" svg:height="0.607cm" svg:x="-7.919cm" svg:y="29.856cm">
          <draw:text-box>
            <text:p text:style-name="P6"><text:span text:style-name="T2">https://d37wxxhohlp07s.cloudfront.net/s3_images/728294/5998ff26-bd41-4cc3-bdc8-3fd3e1746730.jpg?1334879542</text:span></text:p>
          </draw:text-box>
        </draw:frame>
        <draw:measure draw:style-name="gr13" draw:text-style-name="P5" draw:layer="layout" svg:x1="17.821cm" svg:y1="11.43cm" svg:x2="17.821cm" svg:y2="25.032cm">
          <text:p text:style-name="P5"><text:span text:style-name="T1"><text:measure text:kind="gap"/></text:span><text:span text:style-name="T1"><text:measure text:kind="value">13.6</text:measure></text:span><text:span text:style-name="T1"><text:measure text:kind="unit">cm</text:measure></text:span><text:span text:style-name="T1"><text:measure text:kind="gap"/></text:span></text:p>
        </draw:measure>
        <draw:measure draw:style-name="gr14" draw:text-style-name="P5" draw:layer="layout" svg:x1="17.82cm" svg:y1="11.429cm" svg:x2="17.82cm" svg:y2="21.095cm">
          <text:p text:style-name="P5"><text:span text:style-name="T1"><text:measure text:kind="gap"/></text:span><text:span text:style-name="T1"><text:measure text:kind="value">9.67</text:measure></text:span><text:span text:style-name="T1"><text:measure text:kind="unit">cm</text:measure></text:span><text:span text:style-name="T1"><text:measure text:kind="gap"/></text:span></text:p>
        </draw:measure>
        <draw:measure draw:style-name="gr15" draw:text-style-name="P5" draw:layer="layout" svg:x1="-11.18cm" svg:y1="16.904cm" svg:x2="-11.18cm" svg:y2="25.031cm">
          <text:p text:style-name="P5"><text:span text:style-name="T1"><text:measure text:kind="gap"/></text:span><text:span text:style-name="T1"><text:measure text:kind="value">8.13</text:measure></text:span><text:span text:style-name="T1"><text:measure text:kind="unit">cm</text:measure></text:span><text:span text:style-name="T1"><text:measure text:kind="gap"/></text:span></text:p>
        </draw:measure>
        <draw:measure draw:style-name="gr16" draw:text-style-name="P5" draw:layer="layout" svg:x1="19.82cm" svg:y1="2.045cm" svg:x2="19.82cm" svg:y2="25.031cm">
          <text:p text:style-name="P5"><text:span text:style-name="T1"><text:measure text:kind="gap"/></text:span><text:span text:style-name="T1"><text:measure text:kind="value">22.99</text:measure></text:span><text:span text:style-name="T1"><text:measure text:kind="unit">cm</text:measure></text:span><text:span text:style-name="T1"><text:measure text:kind="gap"/></text:span></text:p>
        </draw:measure>
        <draw:measure draw:style-name="gr17" draw:text-style-name="P5" draw:layer="layout" svg:x1="18.656cm" svg:y1="18.654cm" svg:x2="-12.507cm" svg:y2="18.654cm">
          <text:p text:style-name="P5"><text:span text:style-name="T1"><text:measure text:kind="gap"/></text:span><text:span text:style-name="T1"><text:measure text:kind="value">31.16</text:measure></text:span><text:span text:style-name="T1"><text:measure text:kind="unit">cm</text:measure></text:span><text:span text:style-name="T1"><text:measure text:kind="gap"/></text:span></text:p>
        </draw:measure>
        <draw:custom-shape draw:style-name="gr18" draw:text-style-name="P7" draw:layer="layout" svg:width="15cm" svg:height="0.508cm" svg:x="-13cm" svg:y="8cm">
          <text:p text:style-name="P7"><text:span text:style-name="T3">15 cm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5cm" svg:height="0.508cm" svg:x="1.986cm" svg:y="8.508cm">
          <text:p text:style-name="P7"><text:span text:style-name="T3">15 cm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5cm" svg:height="0.508cm" svg:x="-13.001cm" svg:y="26.999cm">
          <text:p text:style-name="P7"><text:span text:style-name="T3">15 cm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5cm" svg:height="0.508cm" svg:x="1.985cm" svg:y="27.507cm">
          <text:p text:style-name="P7"><text:span text:style-name="T3">15 c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g>
            <draw:line draw:style-name="gr20" draw:text-style-name="P1" draw:layer="layout" svg:x1="0.74cm" svg:y1="17.099cm" svg:x2="35.529cm" svg:y2="10.95cm">
              <text:p/>
            </draw:line>
            <draw:g>
              <draw:measure draw:style-name="gr21" draw:text-style-name="P3" draw:layer="layout" svg:x1="32.111cm" svg:y1="11.611cm" svg:x2="5.527cm" svg:y2="16.31cm">
                <text:p text:style-name="P2"><text:span text:style-name="T1"><text:measure text:kind="gap"/></text:span><text:span text:style-name="T1"><text:measure text:kind="value">27</text:measure></text:span><text:span text:style-name="T1"><text:measure text:kind="unit">cm</text:measure></text:span><text:span text:style-name="T1"><text:measure text:kind="gap"/></text:span></text:p>
              </draw:measure>
              <draw:measure draw:style-name="gr22" draw:text-style-name="P3" draw:layer="layout" svg:x1="5.527cm" svg:y1="16.31cm" svg:x2="1.588cm" svg:y2="17.006cm">
                <text:p text:style-name="P2"><text:span text:style-name="T1"><text:measure text:kind="gap"/></text:span><text:span text:style-name="T1"><text:measure text:kind="value">4</text:measure></text:span><text:span text:style-name="T1"><text:measure text:kind="unit">cm</text:measure></text:span><text:span text:style-name="T1"><text:measure text:kind="gap"/></text:span></text:p>
              </draw:measure>
            </draw:g>
          </draw:g>
          <draw:polygon draw:style-name="gr23" draw:text-style-name="P1" draw:layer="layout" svg:width="30.615cm" svg:height="9.607cm" svg:x="1.532cm" svg:y="11.487cm" svg:viewBox="0 0 30616 9608" draw:points="0,5449 9,9608 30616,9608 30605,0">
            <text:p/>
          </draw:polygon>
          <draw:custom-shape draw:style-name="gr24" draw:text-style-name="P1" draw:layer="layout" svg:width="30.827cm" svg:height="0.5cm" draw:transform="rotate (0.176627320301826) translate (1.609cm 16.8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4" draw:layer="layout" svg:width="0.535cm" svg:height="15.399cm" svg:x="32.133cm" svg:y="9.633cm">
          <text:p/>
          <draw:enhanced-geometry svg:viewBox="0 0 21600 21600" draw:type="rectangle" draw:enhanced-path="M 0 0 L 21600 0 21600 21600 0 21600 0 0 Z N"/>
        </draw:custom-shape>
        <draw:polygon draw:style-name="gr7" draw:text-style-name="P4" draw:layer="layout" svg:width="3.125cm" svg:height="9.397cm" svg:x="30.146cm" svg:y="2.045cm" svg:viewBox="0 0 3126 9398" draw:points="986,9398 3126,9398 3126,0 0,0">
          <text:p/>
        </draw:polygon>
        <draw:custom-shape draw:style-name="gr6" draw:text-style-name="P4" draw:layer="layout" svg:width="0.5cm" svg:height="7.652cm" svg:x="1.493cm" svg:y="1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2cm" svg:height="3.2cm" svg:x="8.453cm" svg:y="16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5" draw:text-style-name="P5" draw:layer="layout" svg:x1="10.002cm" svg:y1="13.655cm" svg:x2="1.493cm" svg:y2="13.655cm">
          <text:p text:style-name="P5"><text:span text:style-name="T1"><text:measure text:kind="gap"/></text:span><text:span text:style-name="T1"><text:measure text:kind="value">8.51</text:measure></text:span><text:span text:style-name="T1"><text:measure text:kind="unit">cm</text:measure></text:span><text:span text:style-name="T1"><text:measure text:kind="gap"/></text:span></text:p>
        </draw:measure>
        <draw:measure draw:style-name="gr26" draw:text-style-name="P5" draw:layer="layout" svg:x1="31.865cm" svg:y1="2.03cm" svg:x2="31.865cm" svg:y2="11.427cm">
          <text:p text:style-name="P5"><text:span text:style-name="T1"><text:measure text:kind="gap"/></text:span><text:span text:style-name="T1"><text:measure text:kind="value">9.4</text:measure></text:span><text:span text:style-name="T1"><text:measure text:kind="unit">cm</text:measure></text:span><text:span text:style-name="T1"><text:measure text:kind="gap"/></text:span></text:p>
        </draw:measure>
        <draw:line draw:style-name="gr11" draw:text-style-name="P4" draw:layer="layout" svg:x1="-1.047cm" svg:y1="25.047cm" svg:x2="34.767cm" svg:y2="25.047cm">
          <text:p/>
        </draw:line>
        <draw:frame draw:style-name="gr12" draw:text-style-name="P6" draw:layer="layout" svg:width="17.016cm" svg:height="0.607cm" svg:x="6.081cm" svg:y="29.856cm">
          <draw:text-box>
            <text:p text:style-name="P6"><text:span text:style-name="T2">https://d37wxxhohlp07s.cloudfront.net/s3_images/728294/5998ff26-bd41-4cc3-bdc8-3fd3e1746730.jpg?1334879542</text:span></text:p>
          </draw:text-box>
        </draw:frame>
        <draw:measure draw:style-name="gr27" draw:text-style-name="P5" draw:layer="layout" svg:x1="31.821cm" svg:y1="11.43cm" svg:x2="31.821cm" svg:y2="25.032cm">
          <text:p text:style-name="P5"><text:span text:style-name="T1"><text:measure text:kind="gap"/></text:span><text:span text:style-name="T1"><text:measure text:kind="value">13.6</text:measure></text:span><text:span text:style-name="T1"><text:measure text:kind="unit">cm</text:measure></text:span><text:span text:style-name="T1"><text:measure text:kind="gap"/></text:span></text:p>
        </draw:measure>
        <draw:measure draw:style-name="gr28" draw:text-style-name="P5" draw:layer="layout" svg:x1="31.82cm" svg:y1="11.429cm" svg:x2="31.82cm" svg:y2="21.095cm">
          <text:p text:style-name="P5"><text:span text:style-name="T1"><text:measure text:kind="gap"/></text:span><text:span text:style-name="T1"><text:measure text:kind="value">9.67</text:measure></text:span><text:span text:style-name="T1"><text:measure text:kind="unit">cm</text:measure></text:span><text:span text:style-name="T1"><text:measure text:kind="gap"/></text:span></text:p>
        </draw:measure>
        <draw:measure draw:style-name="gr29" draw:text-style-name="P5" draw:layer="layout" svg:x1="2.82cm" svg:y1="16.904cm" svg:x2="2.82cm" svg:y2="25.031cm">
          <text:p text:style-name="P5"><text:span text:style-name="T1"><text:measure text:kind="gap"/></text:span><text:span text:style-name="T1"><text:measure text:kind="value">8.13</text:measure></text:span><text:span text:style-name="T1"><text:measure text:kind="unit">cm</text:measure></text:span><text:span text:style-name="T1"><text:measure text:kind="gap"/></text:span></text:p>
        </draw:measure>
        <draw:measure draw:style-name="gr30" draw:text-style-name="P5" draw:layer="layout" svg:x1="33.82cm" svg:y1="2.045cm" svg:x2="33.82cm" svg:y2="25.031cm">
          <text:p text:style-name="P5"><text:span text:style-name="T1"><text:measure text:kind="gap"/></text:span><text:span text:style-name="T1"><text:measure text:kind="value">22.99</text:measure></text:span><text:span text:style-name="T1"><text:measure text:kind="unit">cm</text:measure></text:span><text:span text:style-name="T1"><text:measure text:kind="gap"/></text:span></text:p>
        </draw:measure>
        <draw:measure draw:style-name="gr31" draw:text-style-name="P5" draw:layer="layout" svg:x1="32.656cm" svg:y1="18.654cm" svg:x2="1.493cm" svg:y2="18.654cm">
          <text:p text:style-name="P5"><text:span text:style-name="T1"><text:measure text:kind="gap"/></text:span><text:span text:style-name="T1"><text:measure text:kind="value">31.16</text:measure></text:span><text:span text:style-name="T1"><text:measure text:kind="unit">cm</text:measure></text:span><text:span text:style-name="T1"><text:measure text:kind="gap"/></text:span></text:p>
        </draw:measure>
        <draw:custom-shape draw:style-name="gr18" draw:text-style-name="P7" draw:layer="layout" svg:width="15cm" svg:height="0.508cm" svg:x="1cm" svg:y="8cm">
          <text:p text:style-name="P7"><text:span text:style-name="T3">15 cm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5cm" svg:height="0.508cm" svg:x="15.986cm" svg:y="8.508cm">
          <text:p text:style-name="P7"><text:span text:style-name="T3">15 cm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5cm" svg:height="0.508cm" svg:x="0.999cm" svg:y="26.999cm">
          <text:p text:style-name="P7"><text:span text:style-name="T3">15 cm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5cm" svg:height="0.508cm" svg:x="15.985cm" svg:y="27.507cm">
          <text:p text:style-name="P7"><text:span text:style-name="T3">15 c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ing_20_-45_20_degrees_20_wide" draw:display-name="Hatching -45 degrees wide" draw:style="single" draw:color="#000000" draw:distance="0.51cm" draw:rotation="13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30T17:08:10</meta:creation-date>
    <dc:date>2013-04-13T10:15:49</dc:date>
    <meta:editing-duration>PT1H52M50S</meta:editing-duration>
    <meta:editing-cycles>34</meta:editing-cycles>
    <meta:generator>LibreOffice/3.5$Linux_X86_64 LibreOffice_project/350m1$Build-2</meta:generator>
    <meta:print-date>2013-04-13T10:15:25</meta:print-date>
    <meta:document-statistic meta:object-count="50"/>
  </office:meta>
</office:document-meta>
</file>